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2a6099"/>
    </style:style>
    <style:style style:name="ce4" style:family="table-cell" style:parent-style-name="Default">
      <style:table-cell-properties fo:background-color="#80008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800080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Signo</text:p>
          </table:table-cell>
          <table:table-cell table:style-name="ce6" office:value-type="string" calcext:value-type="string" table:number-columns-spanned="4" table:number-rows-spanned="1">
            <text:p>Exponente</text:p>
          </table:table-cell>
          <table:covered-table-cell table:number-columns-repeated="3" table:style-name="ce3"/>
          <table:table-cell table:style-name="ce7" office:value-type="string" calcext:value-type="string" table:number-columns-spanned="8" table:number-rows-spanned="1">
            <text:p>Mantiza</text:p>
          </table:table-cell>
          <table:covered-table-cell table:number-columns-repeated="7" table:style-name="ce4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/>
          <table:table-cell table:number-columns-repeated="10"/>
          <table:table-cell table:style-name="ce15"/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Signo</text:p>
          </table:table-cell>
          <table:table-cell table:style-name="ce1" table:formula="of:=IF([.B5]=0;1;-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Exponente</text:p>
          </table:table-cell>
          <table:table-cell table:style-name="ce3" table:formula="of:=1*[.F5]+2*[.E5]+4*[.D5]+8*[.C5]-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Mantiza</text:p>
          </table:table-cell>
          <table:table-cell table:style-name="ce4" table:formula="of:=(1+(1/2)*[.G5]+(1/4)*[.H5]+(1/8)*[.I5]+(1/16)*[.J5]+(1/32)*[.K5]+(1/64)*[.L5]+(1/128)*[.M5]+(1/256)*[.N5])" office:value-type="float" office:value="1.95703125" calcext:value-type="float">
            <text:p>1,95703125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Valor final</text:p>
          </table:table-cell>
          <table:table-cell table:style-name="ce5" table:formula="of:=[.C8]*[.C10]*POWER(2;[.C9])" office:value-type="float" office:value="3.9140625" calcext:value-type="float">
            <text:p>3,914062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20:15:40.2434799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18:25:49.350350883</meta:creation-date>
    <meta:generator>LibreOffice/6.4.7.2$Linux_X86_64 LibreOffice_project/40$Build-2</meta:generator>
    <dc:date>2021-11-07T20:23:14.882285231</dc:date>
    <meta:editing-duration>PT22M21S</meta:editing-duration>
    <meta:editing-cycles>4</meta:editing-cycles>
    <meta:document-statistic meta:table-count="1" meta:cell-count="24" meta:object-count="0"/>
  </office:meta>
</office:document-meta>
</file>